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P1" style:family="paragraph">
      <style:paragraph-properties fo:line-height="100.00%" fo:text-align="center" fo:margin-left="49.65pt" fo:text-indent="-49.65pt" fo:margin-top="4.00pt"/>
    </style:style>
    <style:style style:name="P2" style:family="paragraph">
      <style:paragraph-properties fo:line-height="100.00%" fo:text-align="justify" fo:margin-left="28.05pt" fo:text-indent="-28.05pt" fo:margin-top="12.00pt"/>
    </style:style>
    <style:style style:name="P3" style:family="paragraph">
      <style:paragraph-properties fo:line-height="100.00%" fo:text-align="justify" fo:margin-left="28.05pt" fo:text-indent="-28.05pt" fo:margin-top="6.00p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5" style:family="paragraph">
      <style:paragraph-properties fo:line-height="100.00%" fo:text-align="center" fo:margin-left="28.00pt" fo:text-indent="-28.00pt" fo:margin-top="6.00p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7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8" style:family="paragraph">
      <style:paragraph-properties fo:line-height="100.00%" fo:text-align="left" fo:margin-left="28.00pt" fo:text-indent="-28.00pt" fo:margin-top="6.00pt"/>
    </style:style>
    <style:style style:name="P9" style:family="paragraph">
      <style:paragraph-properties fo:line-height="100.00%" fo:text-align="left" fo:margin-top="6.00pt"/>
    </style:style>
    <style:style style:name="P10" style:family="paragraph">
      <style:paragraph-properties fo:line-height="100.00%" fo:text-align="left" fo:margin-left="28.00pt" fo:text-indent="-28.00pt" fo:margin-top="6.00p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2" style:family="paragraph">
      <style:paragraph-properties fo:line-height="100.00%" fo:text-align="justify" fo:margin-left="28.00pt" fo:text-indent="-28.00pt" fo:margin-top="6.00p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4" style:family="paragraph">
      <style:paragraph-properties fo:line-height="100.00%" fo:text-align="center" fo:margin-left="28.00pt" fo:text-indent="-28.00pt" fo:margin-top="6.00p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6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7" style:family="paragraph">
      <style:paragraph-properties fo:line-height="100.00%" fo:text-align="left" fo:margin-left="28.00pt" fo:text-indent="-28.00pt" fo:margin-top="6.00pt"/>
    </style:style>
    <style:style style:name="P18" style:family="paragraph">
      <style:paragraph-properties fo:line-height="100.00%" fo:text-align="left" fo:margin-top="6.00pt"/>
    </style:style>
    <style:style style:name="P19" style:family="paragraph">
      <style:paragraph-properties fo:line-height="100.00%" fo:text-align="left" fo:margin-left="28.00pt" fo:text-indent="-28.00pt" fo:margin-top="6.00p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1" style:family="paragraph">
      <style:paragraph-properties fo:line-height="100.00%" fo:text-align="justify" fo:margin-left="28.00pt" fo:text-indent="-28.00pt" fo:margin-top="6.00p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3" style:family="paragraph">
      <style:paragraph-properties fo:line-height="100.00%" fo:text-align="center" fo:margin-left="28.00pt" fo:text-indent="-28.00pt" fo:margin-top="6.0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5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6" style:family="paragraph">
      <style:paragraph-properties fo:line-height="100.00%" fo:text-align="left" fo:margin-left="28.00pt" fo:text-indent="-28.00pt" fo:margin-top="6.00pt"/>
    </style:style>
    <style:style style:name="P27" style:family="paragraph">
      <style:paragraph-properties fo:line-height="100.00%" fo:text-align="left" fo:margin-top="6.00pt"/>
    </style:style>
    <style:style style:name="P28" style:family="paragraph">
      <style:paragraph-properties fo:line-height="100.00%" fo:text-align="left" fo:margin-left="28.00pt" fo:text-indent="-28.00pt" fo:margin-top="6.00pt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0" style:family="paragraph">
      <style:paragraph-properties fo:line-height="100.00%" fo:text-align="justify" fo:margin-left="28.00pt" fo:text-indent="-28.00pt" fo:margin-top="6.00pt"/>
    </style:style>
    <style:style style:name="P31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2" style:family="paragraph">
      <style:paragraph-properties fo:line-height="100.00%" fo:text-align="center" fo:margin-left="28.00pt" fo:text-indent="-28.00pt" fo:margin-top="6.00p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5" style:family="paragraph">
      <style:paragraph-properties fo:line-height="100.00%" fo:text-align="left" fo:margin-left="28.00pt" fo:text-indent="-28.00pt" fo:margin-top="6.00pt"/>
    </style:style>
    <style:style style:name="P36" style:family="paragraph">
      <style:paragraph-properties fo:line-height="100.00%" fo:text-align="left" fo:margin-top="6.00pt"/>
    </style:style>
    <style:style style:name="P37" style:family="paragraph">
      <style:paragraph-properties fo:line-height="100.00%" fo:text-align="left" fo:margin-left="28.00pt" fo:text-indent="-28.00pt" fo:margin-top="6.00p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9" style:family="paragraph">
      <style:paragraph-properties fo:line-height="100.00%" fo:text-align="justify" fo:margin-left="28.00pt" fo:text-indent="-28.00pt" fo:margin-top="6.00pt"/>
    </style:style>
    <style:style style:name="P40" style:family="paragraph">
      <style:paragraph-properties fo:line-height="100.00%" fo:text-align="justify" fo:margin-left="28.00pt" fo:text-indent="-28.00pt" fo:margin-top="6.00p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42" style:family="paragraph">
      <style:paragraph-properties fo:line-height="100.00%" fo:text-align="center" fo:margin-left="28.00pt" fo:text-indent="-28.00pt" fo:margin-top="6.00pt"/>
    </style:style>
    <style:style style:name="P43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4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45" style:family="paragraph">
      <style:paragraph-properties fo:line-height="100.00%" fo:text-align="left" fo:margin-left="28.00pt" fo:text-indent="-28.00pt" fo:margin-top="6.00pt"/>
    </style:style>
    <style:style style:name="P46" style:family="paragraph">
      <style:paragraph-properties fo:line-height="100.00%" fo:text-align="left" fo:margin-top="6.00pt"/>
    </style:style>
    <style:style style:name="P47" style:family="paragraph">
      <style:paragraph-properties fo:line-height="100.00%" fo:text-align="left" fo:margin-left="28.00pt" fo:text-indent="-28.00pt" fo:margin-top="6.00p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49" style:family="paragraph">
      <style:paragraph-properties fo:line-height="100.00%" fo:text-align="justify" fo:margin-left="28.00pt" fo:text-indent="-28.00pt" fo:margin-top="6.00pt"/>
    </style:style>
    <style:style style:name="TableColumn0100" style:family="table-column">
      <style:table-column-properties style:column-width="6.300000in"/>
    </style:style>
    <style:style style:name="Table01" style:family="table">
      <style:table-properties style:width="6.300000in" fo:margin-left="0.000000in" style:writing-mode="lr" table:align="left" style:may-break-between-rows="true"/>
    </style:style>
    <style:style style:name="TableRow0100" style:family="table-row">
      <style:table-row-properties style:min-row-height="0.268056in"/>
    </style:style>
    <style:style style:name="TableCell01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101" style:family="table-row">
      <style:table-row-properties style:min-row-height="0.634722in"/>
    </style:style>
    <style:style style:name="TableCell01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200" style:family="table-column">
      <style:table-column-properties style:column-width="6.300000in"/>
    </style:style>
    <style:style style:name="Table02" style:family="table">
      <style:table-properties style:width="6.300000in" fo:margin-left="0.000000in" style:writing-mode="lr" table:align="left" style:may-break-between-rows="true"/>
    </style:style>
    <style:style style:name="TableRow0200" style:family="table-row">
      <style:table-row-properties style:min-row-height="0.268056in"/>
    </style:style>
    <style:style style:name="TableCell02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201" style:family="table-row">
      <style:table-row-properties style:min-row-height="0.634722in"/>
    </style:style>
    <style:style style:name="TableCell02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300" style:family="table-column">
      <style:table-column-properties style:column-width="6.300000in"/>
    </style:style>
    <style:style style:name="Table03" style:family="table">
      <style:table-properties style:width="6.300000in" fo:margin-left="0.000000in" style:writing-mode="lr" table:align="left" style:may-break-between-rows="true"/>
    </style:style>
    <style:style style:name="TableRow0300" style:family="table-row">
      <style:table-row-properties style:min-row-height="0.268056in"/>
    </style:style>
    <style:style style:name="TableCell03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301" style:family="table-row">
      <style:table-row-properties style:min-row-height="0.634722in"/>
    </style:style>
    <style:style style:name="TableCell03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400" style:family="table-column">
      <style:table-column-properties style:column-width="6.300000in"/>
    </style:style>
    <style:style style:name="Table04" style:family="table">
      <style:table-properties style:width="6.300000in" fo:margin-left="0.000000in" style:writing-mode="lr" table:align="left" style:may-break-between-rows="true"/>
    </style:style>
    <style:style style:name="TableRow0400" style:family="table-row">
      <style:table-row-properties style:min-row-height="0.268056in"/>
    </style:style>
    <style:style style:name="TableCell04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401" style:family="table-row">
      <style:table-row-properties style:min-row-height="0.634722in"/>
    </style:style>
    <style:style style:name="TableCell04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500" style:family="table-column">
      <style:table-column-properties style:column-width="6.300000in"/>
    </style:style>
    <style:style style:name="Table05" style:family="table">
      <style:table-properties style:width="6.300000in" fo:margin-left="0.000000in" style:writing-mode="lr" table:align="left" style:may-break-between-rows="true"/>
    </style:style>
    <style:style style:name="TableRow0500" style:family="table-row">
      <style:table-row-properties style:min-row-height="0.268056in"/>
    </style:style>
    <style:style style:name="TableCell05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501" style:family="table-row">
      <style:table-row-properties style:min-row-height="0.634722in"/>
    </style:style>
    <style:style style:name="TableCell05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</office:automatic-styles>
  <office:body>
    <office:text>
      <text:p text:style-name="P1"><text:span text:style-name="T1">Verification document</text:span></text:p>
      <text:p text:style-name="P2"><text:span text:style-name="T2">Program or utility to verify:</text:span><text:span text:style-name="T3"><text:s/>rm</text:span></text:p>
      <text:p text:style-name="P3"><text:span text:style-name="T4">Author(s) of the program:</text:span><text:span text:style-name="T5"><text:s/>Jon Rubio</text:span></text:p>
      <text:p text:style-name="P3"><text:span text:style-name="T6">Author(s) of the verification document:</text:span><text:span text:style-name="T7"><text:s/>Jon Rubio</text:span></text:p>
      <text:p text:style-name="P3"><text:span text:style-name="T8">Author(s) of the verification:</text:span><text:span text:style-name="T9"><text:s/>Jon Rubio</text:span></text:p>
      <text:p text:style-name="P3"><text:span text:style-name="T10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5"><text:span text:style-name="T11">1</text:span><text:span text:style-name="T12">st</text:span><text:span text:style-name="T13">verification case</text:span><text:span text:style-name="T14"/></text:p>
          </table:table-cell>
        </table:table-row>
        <table:table-row table:style-name="TableRow0101">
          <table:table-cell table:style-name="TableCell010100">
            <text:p text:style-name="P8"><text:span text:style-name="T15">Objective</text:span><text:span text:style-name="T16">: be able to remove or delete files and directories that are inside the game.</text:span></text:p>
            <text:p text:style-name="P8"><text:span text:style-name="T17">Input</text:span><text:span text:style-name="T18">: rm</text:span></text:p>
            <text:p text:style-name="P9"><text:span text:style-name="T19">Previewed output</text:span><text:span text:style-name="T20">:</text:span></text:p>
            <text:p text:style-name="P9"><text:span text:style-name="T21">[file name] deleted</text:span></text:p>
            <text:p text:style-name="P10"><text:span text:style-name="T22">Verification output</text:span><text:span text:style-name="T23">: </text:span></text:p>
            <text:p text:style-name="P10"><text:span text:style-name="T24">[file name] deleted OR "Error: unable to delete the file"</text:span></text:p>
            <text:p text:style-name="P10"><text:span text:style-name="T24">You can try if it works doing ls at the same site that you deletethe file or directory.</text:span></text:p>
            <text:p text:style-name="P10"><text:span text:style-name="T25">Explanation</text:span><text:span text:style-name="T26">: </text:span></text:p>
            <text:p text:style-name="P10"><text:span text:style-name="T27">In that case works well so nothing to explain here.</text:span><text:span text:style-name="T28"/></text:p>
          </table:table-cell>
        </table:table-row>
      </table:table>
      <text:p text:style-name="P12"><text:span text:style-name="T28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14"><text:span text:style-name="T29">2</text:span><text:span text:style-name="T30">nd</text:span><text:span text:style-name="T31">verification case</text:span><text:span text:style-name="T32"/></text:p>
          </table:table-cell>
        </table:table-row>
        <table:table-row table:style-name="TableRow0201">
          <table:table-cell table:style-name="TableCell020100">
            <text:p text:style-name="P17"><text:span text:style-name="T33">Objective</text:span><text:span text:style-name="T34">:</text:span></text:p>
            <text:p text:style-name="P17"><text:span text:style-name="T35">Input</text:span><text:span text:style-name="T36">:<text:s/></text:span><text:span text:style-name="T37">rm bed</text:span><text:span text:style-name="T38"/></text:p>
            <text:p text:style-name="P18"><text:span text:style-name="T39">Previewed output</text:span><text:span text:style-name="T40">:</text:span></text:p>
            <text:p text:style-name="P18"><text:span text:style-name="T41"/></text:p>
            <text:p text:style-name="P19"><text:span text:style-name="T42">Verification output</text:span><text:span text:style-name="T43">: </text:span></text:p>
            <text:p text:style-name="P19"><text:span text:style-name="T44"/></text:p>
            <text:p text:style-name="P19"><text:span text:style-name="T45">Explanation</text:span><text:span text:style-name="T46">: </text:span></text:p>
            <text:p text:style-name="P19"><text:span text:style-name="T47"/></text:p>
          </table:table-cell>
        </table:table-row>
      </table:table>
      <text:p text:style-name="P21"><text:span text:style-name="T47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23"><text:span text:style-name="T48">3</text:span><text:span text:style-name="T49">rd</text:span><text:span text:style-name="T50">verification case</text:span><text:span text:style-name="T51"/></text:p>
          </table:table-cell>
        </table:table-row>
        <table:table-row table:style-name="TableRow0301">
          <table:table-cell table:style-name="TableCell030100">
            <text:p text:style-name="P26"><text:span text:style-name="T52">Objective</text:span><text:span text:style-name="T53">:</text:span></text:p>
            <text:p text:style-name="P26"><text:span text:style-name="T54">Input</text:span><text:span text:style-name="T55">:<text:s/></text:span><text:span text:style-name="T56">rm TestFile</text:span><text:span text:style-name="T57"/></text:p>
            <text:p text:style-name="P27"><text:span text:style-name="T58">Previewed output</text:span><text:span text:style-name="T59">:</text:span></text:p>
            <text:p text:style-name="P27"><text:span text:style-name="T60"/></text:p>
            <text:p text:style-name="P28"><text:span text:style-name="T61">Verification output</text:span><text:span text:style-name="T62">: </text:span></text:p>
            <text:p text:style-name="P28"><text:span text:style-name="T63"/></text:p>
            <text:p text:style-name="P28"><text:span text:style-name="T64">Explanation</text:span><text:span text:style-name="T65">:<text:s/></text:span><text:span text:style-name="T66"/></text:p>
          </table:table-cell>
        </table:table-row>
      </table:table>
      <text:p text:style-name="P30"><text:span text:style-name="T67">Add as many cases as you need.</text:span></text:p>
      <text:p text:style-name="P30"><text:span text:style-name="T67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32"><text:span text:style-name="T69">4</text:span><text:span text:style-name="T70">rd</text:span><text:span text:style-name="T71">verification case</text:span><text:span text:style-name="T72"/></text:p>
          </table:table-cell>
        </table:table-row>
        <table:table-row table:style-name="TableRow0401">
          <table:table-cell table:style-name="TableCell040100">
            <text:p text:style-name="P35"><text:span text:style-name="T73">Objective</text:span><text:span text:style-name="T74">:</text:span></text:p>
            <text:p text:style-name="P35"><text:span text:style-name="T75">Input</text:span><text:span text:style-name="T76">: rm Valley</text:span></text:p>
            <text:p text:style-name="P36"><text:span text:style-name="T77">Previewed output</text:span><text:span text:style-name="T78">:</text:span></text:p>
            <text:p text:style-name="P36"><text:span text:style-name="T79"/></text:p>
            <text:p text:style-name="P37"><text:span text:style-name="T80">Verification output</text:span><text:span text:style-name="T81">: </text:span></text:p>
            <text:p text:style-name="P37"><text:span text:style-name="T82"/></text:p>
            <text:p text:style-name="P37"><text:span text:style-name="T83">Explanation</text:span><text:span text:style-name="T84">:<text:s/></text:span><text:span text:style-name="T85"/></text:p>
          </table:table-cell>
        </table:table-row>
      </table:table>
      <text:p text:style-name="P39"><text:span text:style-name="T86">Add as many cases as you need.</text:span></text:p>
      <text:p text:style-name="P40"><text:span text:style-name="T87"/></text:p>
      <text:p text:style-name="P40"><text:span text:style-name="T88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42"><text:span text:style-name="T89">Missing verification cases by the verifiers</text:span><text:span text:style-name="T90"/></text:p>
          </table:table-cell>
        </table:table-row>
        <table:table-row table:style-name="TableRow0501">
          <table:table-cell table:style-name="TableCell050100">
            <text:p text:style-name="P45"><text:span text:style-name="T91">Objective</text:span><text:span text:style-name="T92">:</text:span></text:p>
            <text:p text:style-name="P45"><text:span text:style-name="T93">Input</text:span><text:span text:style-name="T94">: </text:span></text:p>
            <text:p text:style-name="P46"><text:span text:style-name="T95">Previewed output</text:span><text:span text:style-name="T96">:</text:span></text:p>
            <text:p text:style-name="P46"><text:span text:style-name="T97"/></text:p>
            <text:p text:style-name="P47"><text:span text:style-name="T98">Verification output</text:span><text:span text:style-name="T99">: </text:span></text:p>
            <text:p text:style-name="P47"><text:span text:style-name="T100"/></text:p>
            <text:p text:style-name="P47"><text:span text:style-name="T101">Explanation:<text:s/></text:span><text:span text:style-name="T102"/></text:p>
          </table:table-cell>
        </table:table-row>
      </table:table>
      <text:p text:style-name="P49"><text:span text:style-name="T103">Add as many cases as you need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